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style:font-size-asian="11pt" style:font-style-asian="normal" style:font-weight-asian="normal" style:font-size-complex="11pt" style:text-emphasize="none"/>
    </style:style>
    <style:style style:name="P2"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bb62" officeooo:paragraph-rsid="000dbb62" style:font-size-asian="11pt" style:font-style-asian="normal" style:font-weight-asian="normal" style:font-size-complex="11pt" style:text-emphasize="none"/>
    </style:style>
    <style:style style:name="P3"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bb62" officeooo:paragraph-rsid="001504b4" style:font-size-asian="11pt" style:font-style-asian="normal" style:font-weight-asian="normal" style:font-size-complex="11pt" style:text-emphasize="none"/>
    </style:style>
    <style:style style:name="P4"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ee438" officeooo:paragraph-rsid="000ee438" style:font-size-asian="11pt" style:font-style-asian="normal" style:font-weight-asian="normal" style:font-size-complex="11pt" style:text-emphasize="none"/>
    </style:style>
    <style:style style:name="P5"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0ad08" officeooo:paragraph-rsid="000ee438" style:font-size-asian="11pt" style:font-style-asian="normal" style:font-weight-asian="normal" style:font-size-complex="11pt" style:text-emphasize="none"/>
    </style:style>
    <style:style style:name="P6"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0ad08" officeooo:paragraph-rsid="0010ad08" style:font-size-asian="11pt" style:font-style-asian="normal" style:font-weight-asian="normal" style:font-size-complex="11pt" style:text-emphasize="none"/>
    </style:style>
    <style:style style:name="P7"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20d0f" officeooo:paragraph-rsid="00120d0f" style:font-size-asian="11pt" style:font-style-asian="normal" style:font-weight-asian="normal" style:font-size-complex="11pt" style:text-emphasize="none"/>
    </style:style>
    <style:style style:name="P8"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2a1af" officeooo:paragraph-rsid="0012a1af" style:font-size-asian="11pt" style:font-style-asian="normal" style:font-weight-asian="normal" style:font-size-complex="11pt" style:text-emphasize="none"/>
    </style:style>
    <style:style style:name="P9"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2a1af" officeooo:paragraph-rsid="00120d0f" style:font-size-asian="11pt" style:font-style-asian="normal" style:font-weight-asian="normal" style:font-size-complex="11pt" style:text-emphasize="none"/>
    </style:style>
    <style:style style:name="P10"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449b9" officeooo:paragraph-rsid="001449b9" style:font-size-asian="11pt" style:font-style-asian="normal" style:font-weight-asian="normal" style:font-size-complex="11pt" style:text-emphasize="none"/>
    </style:style>
    <style:style style:name="P11"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504b4" officeooo:paragraph-rsid="001504b4" style:font-size-asian="11pt" style:font-style-asian="normal" style:font-weight-asian="normal" style:font-size-complex="11pt" style:text-emphasize="none"/>
    </style:style>
    <style:style style:name="P12"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504b4" officeooo:paragraph-rsid="00179542" style:font-size-asian="11pt" style:font-style-asian="normal" style:font-weight-asian="normal" style:font-size-complex="11pt" style:text-emphasize="none"/>
    </style:style>
    <style:style style:name="P13"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83db6" officeooo:paragraph-rsid="00183db6" style:font-size-asian="11pt" style:font-style-asian="normal" style:font-weight-asian="normal" style:font-size-complex="11pt" style:text-emphasize="none"/>
    </style:style>
    <style:style style:name="P14"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9ac78" officeooo:paragraph-rsid="0019ac78" style:font-size-asian="11pt" style:font-style-asian="normal" style:font-weight-asian="normal" style:font-size-complex="11pt" style:text-emphasize="none"/>
    </style:style>
    <style:style style:name="P15"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b9e6a" officeooo:paragraph-rsid="001b9e6a" style:font-size-asian="11pt" style:font-style-asian="normal" style:font-weight-asian="normal" style:font-size-complex="11pt" style:text-emphasize="none"/>
    </style:style>
    <style:style style:name="P16"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d7a2c" officeooo:paragraph-rsid="001d7a2c" style:font-size-asian="11pt" style:font-style-asian="normal" style:font-weight-asian="normal" style:font-size-complex="11pt" style:text-emphasize="none"/>
    </style:style>
    <style:style style:name="P17"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db229" officeooo:paragraph-rsid="001db229" style:font-size-asian="11pt" style:font-style-asian="normal" style:font-weight-asian="normal" style:font-size-complex="11pt" style:text-emphasize="none"/>
    </style:style>
    <style:style style:name="P18"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eb2db" officeooo:paragraph-rsid="001eb2db" style:font-size-asian="11pt" style:font-style-asian="normal" style:font-weight-asian="normal" style:font-size-complex="11pt" style:text-emphasize="none"/>
    </style:style>
    <style:style style:name="P19"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bold" officeooo:rsid="00179542" officeooo:paragraph-rsid="00179542" style:font-size-asian="11pt" style:font-style-asian="normal" style:font-weight-asian="bold" style:font-size-complex="11pt" style:font-weight-complex="bold" style:text-emphasize="none"/>
    </style:style>
    <style:style style:name="P20" style:family="paragraph" style:parent-style-name="Standard">
      <style:paragraph-properties fo:text-align="start" style:justify-single-word="false" style:writing-mode="lr-tb"/>
      <style:text-properties fo:font-weight="bold" style:font-weight-asian="bold" style:font-weight-complex="bold"/>
    </style:style>
    <style:style style:name="P21" style:family="paragraph" style:parent-style-name="Standard">
      <style:paragraph-properties fo:text-align="start" style:justify-single-word="false" style:writing-mode="lr-tb"/>
      <style:text-properties fo:font-size="11pt" officeooo:paragraph-rsid="000dbb62" style:font-size-asian="11pt" style:font-size-complex="11pt"/>
    </style:style>
    <style:style style:name="P22" style:family="paragraph" style:parent-style-name="Standard">
      <style:paragraph-properties fo:text-align="start" style:justify-single-word="false" style:writing-mode="lr-tb"/>
      <style:text-properties fo:font-size="11pt" officeooo:paragraph-rsid="00157329" style:font-size-asian="11pt" style:font-size-complex="11pt"/>
    </style:style>
    <style:style style:name="P23" style:family="paragraph" style:parent-style-name="Standard">
      <style:paragraph-properties fo:text-align="start" style:justify-single-word="false" style:writing-mode="lr-tb"/>
      <style:text-properties fo:font-size="11pt" officeooo:paragraph-rsid="001eb2db" style:font-size-asian="11pt" style:font-size-complex="11pt"/>
    </style:style>
    <style:style style:name="P24" style:family="paragraph" style:parent-style-name="Standard">
      <style:paragraph-properties fo:text-align="start" style:justify-single-word="false" style:writing-mode="lr-tb"/>
      <style:text-properties fo:font-size="11pt" officeooo:rsid="00179542" officeooo:paragraph-rsid="00179542" style:font-size-asian="11pt" style:font-size-complex="11pt"/>
    </style:style>
    <style:style style:name="P25" style:family="paragraph" style:parent-style-name="Standard">
      <style:paragraph-properties fo:text-align="start" style:justify-single-word="false" style:writing-mode="lr-tb"/>
      <style:text-properties fo:font-size="11pt" officeooo:rsid="0015dddd" officeooo:paragraph-rsid="0015dddd" style:font-size-asian="11pt" style:font-size-complex="11pt"/>
    </style:style>
    <style:style style:name="P26" style:family="paragraph" style:parent-style-name="Standard">
      <style:paragraph-properties fo:text-align="start" style:justify-single-word="false" style:writing-mode="lr-tb"/>
      <style:text-properties fo:font-size="11pt" officeooo:rsid="0021f0d3" officeooo:paragraph-rsid="0021f0d3" style:font-size-asian="11pt" style:font-size-complex="11pt"/>
    </style:style>
    <style:style style:name="P27"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6pt" fo:font-style="italic" fo:text-shadow="none" style:text-underline-style="none" fo:font-weight="normal" officeooo:rsid="001eb2db" officeooo:paragraph-rsid="001eb2db" style:font-size-asian="6pt" style:font-style-asian="italic" style:font-weight-asian="normal" style:font-size-complex="6pt" style:font-style-complex="italic" style:font-weight-complex="normal" style:text-emphasize="none"/>
    </style:style>
    <style:style style:name="P28"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7.5pt" fo:font-style="normal" fo:text-shadow="none" style:text-underline-style="none" fo:font-weight="bold" style:font-size-asian="7.5pt" style:font-style-asian="normal" style:font-weight-asian="bold" style:font-weight-complex="bold" style:text-emphasize="none"/>
    </style:style>
    <style:style style:name="P29"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bold" officeooo:rsid="001504b4" officeooo:paragraph-rsid="001504b4" style:font-size-asian="11pt" style:font-style-asian="normal" style:font-weight-asian="bold" style:font-size-complex="11pt" style:font-weight-complex="bold" style:text-emphasize="none"/>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0dbb62" officeooo:paragraph-rsid="000dbb62" style:font-size-asian="11pt" style:font-style-asian="normal" style:font-weight-asian="normal" style:font-size-complex="11pt" style:text-emphasize="none"/>
    </style:style>
    <style:style style:name="P31"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553fb" officeooo:paragraph-rsid="001553fb" style:font-size-asian="11pt" style:font-style-asian="normal" style:font-weight-asian="normal" style:font-size-complex="11pt" style:text-emphasize="none"/>
    </style:style>
    <style:style style:name="P32"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79542" officeooo:paragraph-rsid="00179542" style:font-size-asian="11pt" style:font-style-asian="normal" style:font-weight-asian="normal" style:font-size-complex="11pt" style:text-emphasize="none"/>
    </style:style>
    <style:style style:name="P33"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5dddd" officeooo:paragraph-rsid="0015dddd" style:font-size-asian="11pt" style:font-style-asian="normal" style:font-weight-asian="normal" style:font-size-complex="11pt" style:text-emphasize="none"/>
    </style:style>
    <style:style style:name="P34"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83db6" officeooo:paragraph-rsid="00183db6" style:font-size-asian="11pt" style:font-style-asian="normal" style:font-weight-asian="normal" style:font-size-complex="11pt" style:text-emphasize="none"/>
    </style:style>
    <style:style style:name="P35"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1eb2db" officeooo:paragraph-rsid="001eb2db" style:font-size-asian="11pt" style:font-style-asian="normal" style:font-weight-asian="normal" style:font-size-complex="11pt" style:text-emphasize="none"/>
    </style:style>
    <style:style style:name="P36" style:family="paragraph" style:parent-style-name="Standard">
      <style:paragraph-properties fo:text-align="start" style:justify-single-word="false" style:writing-mode="lr-tb"/>
      <style:text-properties fo:color="#000000" style:text-outline="false" style:text-line-through-style="none" style:text-line-through-type="none" style:font-name="Century Gothic" fo:font-size="11pt" fo:font-style="normal" fo:text-shadow="none" style:text-underline-style="none" fo:font-weight="normal" officeooo:rsid="0021f0d3" officeooo:paragraph-rsid="0021f0d3" style:font-size-asian="11pt" style:font-style-asian="normal" style:font-weight-asian="normal" style:font-size-complex="11pt" style:text-emphasize="none"/>
    </style:style>
    <style:style style:name="P37" style:family="paragraph" style:parent-style-name="Standard">
      <style:paragraph-properties fo:text-align="start" style:justify-single-word="false" style:writing-mode="lr-tb"/>
      <style:text-properties fo:font-variant="normal" fo:text-transform="none" fo:color="#000000" style:text-outline="false" style:text-line-through-style="none" style:text-line-through-type="none" style:font-name="Century Gothic" fo:font-size="11pt" fo:letter-spacing="normal" fo:language="it" fo:country="IT" fo:font-style="normal" fo:text-shadow="none" style:text-underline-style="none" fo:font-weight="normal" officeooo:rsid="0015dddd" officeooo:paragraph-rsid="0015dddd" style:font-size-asian="11pt" style:font-style-asian="normal" style:font-weight-asian="normal" style:font-size-complex="11pt" style:text-emphasize="none"/>
    </style:style>
    <style:style style:name="P38" style:family="paragraph" style:parent-style-name="Standard">
      <style:paragraph-properties fo:text-align="start" style:justify-single-word="false" style:writing-mode="lr-tb"/>
      <style:text-properties officeooo:paragraph-rsid="001553fb"/>
    </style:style>
    <style:style style:name="P39" style:family="paragraph" style:parent-style-name="Standard">
      <style:paragraph-properties fo:text-align="start" style:justify-single-word="false" style:writing-mode="lr-tb"/>
      <style:text-properties officeooo:paragraph-rsid="001db229"/>
    </style:style>
    <style:style style:name="T1" style:family="text">
      <style:text-properties fo:color="#000000" style:text-outline="false" style:text-line-through-style="none" style:text-line-through-type="none" style:font-name="Century Gothic" fo:font-size="7.5pt" fo:font-style="normal" fo:text-shadow="none" style:text-underline-style="none" style:font-size-asian="7.5pt" style:font-style-asian="normal" style:text-emphasize="none"/>
    </style:style>
    <style:style style:name="T2" style:family="text">
      <style:text-properties fo:color="#000000" style:text-outline="false" style:text-line-through-style="none" style:text-line-through-type="none" style:font-name="Century Gothic" fo:font-size="7.5pt" fo:font-style="normal" fo:text-shadow="none" style:text-underline-style="none" officeooo:rsid="000dbb62" style:font-size-asian="7.5pt" style:font-style-asian="normal" style:text-emphasize="none"/>
    </style:style>
    <style:style style:name="T3" style:family="text">
      <style:text-properties fo:color="#000000" style:text-outline="false" style:text-line-through-style="none" style:text-line-through-type="none" style:font-name="Century Gothic" fo:font-style="normal" fo:text-shadow="none" style:text-underline-style="none" fo:font-weight="normal" style:font-style-asian="normal" style:font-weight-asian="normal" style:text-emphasize="none"/>
    </style:style>
    <style:style style:name="T4" style:family="text">
      <style:text-properties fo:color="#000000" style:text-outline="false" style:text-line-through-style="none" style:text-line-through-type="none" style:font-name="Century Gothic" fo:font-style="normal" fo:text-shadow="none" style:text-underline-style="none" fo:font-weight="normal" officeooo:rsid="000dbb62" style:font-style-asian="normal" style:font-weight-asian="normal" style:text-emphasize="none"/>
    </style:style>
    <style:style style:name="T5" style:family="text">
      <style:text-properties fo:color="#000000" style:text-outline="false" style:text-line-through-style="none" style:text-line-through-type="none" style:font-name="Century Gothic" fo:font-style="normal" fo:text-shadow="none" style:text-underline-style="none" fo:font-weight="normal" officeooo:rsid="001553fb" style:font-style-asian="normal" style:font-weight-asian="normal" style:text-emphasize="none"/>
    </style:style>
    <style:style style:name="T6" style:family="text">
      <style:text-properties fo:color="#000000" style:text-outline="false" style:text-line-through-style="none" style:text-line-through-type="none" style:font-name="Century Gothic" fo:font-style="normal" fo:text-shadow="none" style:text-underline-style="none" fo:font-weight="normal" officeooo:rsid="001504b4" style:font-style-asian="normal" style:font-weight-asian="normal" style:text-emphasize="none"/>
    </style:style>
    <style:style style:name="T7" style:family="text">
      <style:text-properties fo:color="#000000" style:text-outline="false" style:text-line-through-style="none" style:text-line-through-type="none" style:font-name="Century Gothic" fo:font-style="normal" fo:text-shadow="none" style:text-underline-style="none" fo:font-weight="normal" officeooo:rsid="00157329" style:font-style-asian="normal" style:font-weight-asian="normal" style:text-emphasize="none"/>
    </style:style>
    <style:style style:name="T8" style:family="text">
      <style:text-properties fo:color="#000000" style:text-outline="false" style:text-line-through-style="none" style:text-line-through-type="none" style:font-name="Century Gothic" fo:font-style="normal" fo:text-shadow="none" style:text-underline-style="none" fo:font-weight="normal" officeooo:rsid="00179542" style:font-style-asian="normal" style:font-weight-asian="normal" style:text-emphasize="none"/>
    </style:style>
    <style:style style:name="T9" style:family="text">
      <style:text-properties fo:color="#000000" style:text-outline="false" style:text-line-through-style="none" style:text-line-through-type="none" style:font-name="Century Gothic" fo:font-style="normal" fo:text-shadow="none" style:text-underline-style="none" fo:font-weight="normal" officeooo:rsid="001eb2db" style:font-style-asian="normal" style:font-weight-asian="normal" style:text-emphasize="none"/>
    </style:style>
    <style:style style:name="T10" style:family="text">
      <style:text-properties fo:color="#000000" style:text-outline="false" style:text-line-through-style="none" style:text-line-through-type="none" style:font-name="Century Gothic" fo:font-style="normal" fo:text-shadow="none" style:text-underline-style="none" fo:font-weight="normal" officeooo:rsid="00210cb8" style:font-style-asian="normal" style:font-weight-asian="normal" style:text-emphasize="none"/>
    </style:style>
    <style:style style:name="T11" style:family="text">
      <style:text-properties fo:color="#000000" style:text-outline="false" style:text-line-through-style="none" style:text-line-through-type="none" style:font-name="Century Gothic" fo:font-style="normal" fo:text-shadow="none" style:text-underline-style="none" fo:font-weight="normal" officeooo:rsid="002325fb" style:font-style-asian="normal" style:font-weight-asian="normal" style:text-emphasize="none"/>
    </style:style>
    <style:style style:name="T12" style:family="text">
      <style:text-properties fo:color="#000000" style:text-outline="false" style:text-line-through-style="none" style:text-line-through-type="none" style:font-name="Century Gothic" fo:font-size="11pt" fo:font-style="normal" fo:text-shadow="none" style:text-underline-style="none" fo:font-weight="normal" officeooo:rsid="00210cb8" style:font-size-asian="11pt" style:font-style-asian="normal" style:font-weight-asian="normal" style:font-size-complex="11pt" style:text-emphasize="none"/>
    </style:style>
    <style:style style:name="T13" style:family="text">
      <style:text-properties fo:color="#000000" style:text-outline="false" style:text-line-through-style="none" style:text-line-through-type="none" style:font-name="Century Gothic" fo:font-size="11pt" fo:font-style="normal" fo:text-shadow="none" style:text-underline-style="none" fo:font-weight="normal" officeooo:rsid="000dbb62" style:font-size-asian="11pt" style:font-style-asian="normal" style:font-weight-asian="normal" style:font-size-complex="11pt" style:text-emphasize="none"/>
    </style:style>
    <style:style style:name="T14" style:family="text">
      <style:text-properties fo:color="#000000" style:text-outline="false" style:text-line-through-style="none" style:text-line-through-type="none" style:font-name="Century Gothic" fo:font-size="11pt" fo:font-style="normal" fo:text-shadow="none" style:text-underline-style="none" fo:font-weight="normal" officeooo:rsid="001553fb" style:font-size-asian="11pt" style:font-style-asian="normal" style:font-weight-asian="normal" style:font-size-complex="11pt" style:text-emphasize="none"/>
    </style:style>
    <style:style style:name="T15" style:family="text">
      <style:text-properties fo:color="#000000" style:text-outline="false" style:text-line-through-style="none" style:text-line-through-type="none" style:font-name="Century Gothic" fo:font-size="11pt" fo:font-style="normal" fo:text-shadow="none" style:text-underline-style="none" fo:font-weight="normal" officeooo:rsid="00272655" style:font-size-asian="11pt" style:font-style-asian="normal" style:font-weight-asian="normal" style:font-size-complex="11pt" style:text-emphasize="none"/>
    </style:style>
    <style:style style:name="T16" style:family="text">
      <style:text-properties fo:color="#000000" style:text-outline="false" style:text-line-through-style="none" style:text-line-through-type="none" style:font-name="Century Gothic" fo:font-size="11pt" fo:font-style="normal" fo:text-shadow="none" style:text-underline-style="none" fo:font-weight="normal" officeooo:rsid="001db229" style:font-size-asian="11pt" style:font-style-asian="normal" style:font-weight-asian="normal" style:font-size-complex="11pt" style:text-emphasize="none"/>
    </style:style>
    <style:style style:name="T17" style:family="text">
      <style:text-properties fo:color="#000000" style:text-outline="false" style:text-line-through-style="none" style:text-line-through-type="none" style:font-name="Century Gothic" fo:font-size="11pt" fo:font-style="normal" fo:text-shadow="none" style:text-underline-style="none" fo:font-weight="normal" officeooo:rsid="002811d4" style:font-size-asian="11pt" style:font-style-asian="normal" style:font-weight-asian="normal" style:font-size-complex="11pt" style:text-emphasize="none"/>
    </style:style>
    <style:style style:name="T18" style:family="text">
      <style:text-properties officeooo:rsid="000ee438"/>
    </style:style>
    <style:style style:name="T19" style:family="text">
      <style:text-properties officeooo:rsid="0010ad08"/>
    </style:style>
    <style:style style:name="T20" style:family="text">
      <style:text-properties officeooo:rsid="00120d0f"/>
    </style:style>
    <style:style style:name="T21" style:family="text">
      <style:text-properties officeooo:rsid="0012a1af"/>
    </style:style>
    <style:style style:name="T22" style:family="text">
      <style:text-properties officeooo:rsid="001449b9"/>
    </style:style>
    <style:style style:name="T23" style:family="text">
      <style:text-properties officeooo:rsid="001504b4"/>
    </style:style>
    <style:style style:name="T24"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style:font-style-asian="normal" style:font-weight-asian="normal" style:text-emphasize="none"/>
    </style:style>
    <style:style style:name="T25"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157329" style:font-style-asian="normal" style:font-weight-asian="normal" style:text-emphasize="none"/>
    </style:style>
    <style:style style:name="T26"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15dddd" style:font-style-asian="normal" style:font-weight-asian="normal" style:text-emphasize="none"/>
    </style:style>
    <style:style style:name="T27" style:family="text">
      <style:text-properties fo:font-variant="normal" fo:text-transform="none" fo:color="#000000" style:text-outline="false" style:text-line-through-style="none" style:text-line-through-type="none" style:font-name="Century Gothic" fo:letter-spacing="normal" fo:language="it" fo:country="IT" fo:font-style="normal" fo:text-shadow="none" style:text-underline-style="none" fo:font-weight="normal" officeooo:rsid="00210cb8" style:font-style-asian="normal" style:font-weight-asian="normal" style:text-emphasize="none"/>
    </style:style>
    <style:style style:name="T28" style:family="text">
      <style:text-properties officeooo:rsid="0019ac78"/>
    </style:style>
    <style:style style:name="T29" style:family="text">
      <style:text-properties officeooo:rsid="001b9e6a"/>
    </style:style>
    <style:style style:name="T30" style:family="text">
      <style:text-properties officeooo:rsid="001d7a2c"/>
    </style:style>
    <style:style style:name="T31" style:family="text">
      <style:text-properties officeooo:rsid="001eb2db"/>
    </style:style>
    <style:style style:name="T32" style:family="text">
      <style:text-properties officeooo:rsid="00210cb8"/>
    </style:style>
    <style:style style:name="T33" style:family="text">
      <style:text-properties officeooo:rsid="0024e1ac"/>
    </style:style>
    <style:style style:name="T34" style:family="text">
      <style:text-properties officeooo:rsid="0025c823"/>
    </style:style>
    <style:style style:name="T35" style:family="text">
      <style:text-properties officeooo:rsid="00272655"/>
    </style:style>
    <style:style style:name="T36" style:family="text">
      <style:text-properties officeooo:rsid="002811d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Casi d’uso per </text:span><text:span text:style-name="T1">SiwMovie 2 - La vendetta:</text:span></text:p>
      <text:p text:style-name="P27">(progetto di SIW ‘22-’23 realizzato da K.Picaku matricola 546444)</text:p>
      <text:p text:style-name="P28"/>
      <text:p text:style-name="P29">utente generico:</text:p>
      <text:p text:style-name="P1"/>
      <text:p text:style-name="P2">1. Visualizzazione film,attori,registi,recensioni,→ L’utente generico può accedere alla pagina principale del sistema e visualizzare l’elenco dei film diponibil<text:span text:style-name="T18">i,</text:span></text:p>
      <text:p text:style-name="P4">cliccando sul titolo del film, si aprirà una pagina di dettaglio che mostra titolo, anno di uscita del film, <text:span text:style-name="T19">regista, tutte le immagini per quel film, il cast (limitato a 5), la media aritmetica delle recensioni e il numero di recensioni per quel film.</text:span></text:p>
      <text:p text:style-name="P5"/>
      <text:p text:style-name="P6">2. Visualizza tutte le recensioni per un film qualsiasi→ L’utente generico con la pagina di dettaglio del film, <text:span text:style-name="T20">desiderà vedere tutte le recensioni per quel film, allora clicca sul numero di recensioni nella sezione apposita, si aprirà una modale che mostrà tutte le recensioni (se disponibili) paginate per 10 risultati, se ci sono più di 10 potrà caricare tramite l’apposito pulsante per estendere la lista.</text:span></text:p>
      <text:p text:style-name="P6"/>
      <text:p text:style-name="P7">3. Visualizza tutte le recensioni con un “voto” specifico <text:span text:style-name="T21">e/o ordinata</text:span>→Lutente generico, con una modale di tutte le recensioni per il film, potrà scegliere il voto delle recensioni che desidera vedere, allora <text:span text:style-name="T21">il sistema automaticamente mostrerà la lista delle recensioni filtrata per il voto e in ordine naturale di inserimento.</text:span></text:p>
      <text:p text:style-name="P8">3.1→ L’utente generico sceglie la condizione di ordinamento dall’apposita tendina, il sist<text:span text:style-name="T34">e</text:span>ma automaticamente ordinerà la lista delle recensioni secondo le condizioni di filtraggio scelte.</text:p>
      <text:p text:style-name="P9"/>
      <text:p text:style-name="P2"/>
      <text:p text:style-name="P2"><text:span text:style-name="T22">4</text:span>. Ricerca film, attori, regisit<text:span text:style-name="T33">i</text:span>→ l’utente generico può cercare film,attori e registi utilizzando un’apposita funzionalità di ricerca <text:span text:style-name="T22">inserendo un termine che desidera ricercare, il sistema mostrerà una lista di risultati tra film attori e registi, che contengono il termine inserito, la lista è aggiornata in automatico a ogni inserimento o rimozione di termini di ricerca.</text:span></text:p>
      <text:p text:style-name="P2"/>
      <text:p text:style-name="P10">4.1 l’utente generico desidera visualizzare tutti I risultati per un termine di ricerca inserito <text:span text:style-name="T23">nell’apposita barra, il sistema mostra la collezione di tutte le entità che contengono il termine inserito paginato per risultati da 10.</text:span></text:p>
      <text:p text:style-name="P10"/>
      <text:p text:style-name="P11">4.2 l’utente generico clicca su una delle voci dei risultati e il sistema mostra la corrispondente pagina di dettaglio per essa.</text:p>
      <text:p text:style-name="P3"/>
      <text:p text:style-name="P2"/>
      <text:p text:style-name="P19">Utente Registrato:</text:p>
      <text:p text:style-name="P11"/>
      <text:p text:style-name="P21"><text:span text:style-name="T10">5</text:span><text:span text:style-name="T4">. aggiunta recensione da utente registrat</text:span><text:span text:style-name="T5">o</text:span><text:span text:style-name="T4">→ l’utente registrat</text:span><text:span text:style-name="T6">o</text:span><text:span text:style-name="T4"> può aggiungere una recensione a un film,</text:span><text:span text:style-name="T6">dalla pagina di dettaglio <text:s/>tramite l’apposito pulsante, </text:span><text:span text:style-name="T5">il sistema mostrerà il form per lasciare una recensione, insterisce il punteggio un titolo per la recensione e ed un commento, cliccando salva la recensione verrà creata per il film e il sistema mostra un messaggio di successo</text:span><text:span text:style-name="T4">.</text:span></text:p>
      <text:p text:style-name="P2"/>
      <text:p text:style-name="P38"><text:span text:style-name="T12">5</text:span><text:span text:style-name="T13">.</text:span><text:span text:style-name="T14">1 uno o più </text:span><text:span text:style-name="T15">dati</text:span><text:span text:style-name="T14"> inseriti nel form, dall’utente non sono conformi o nel formato giusto, allora il sistema mostra un messaggio che la recensione non è stata salvata.</text:span></text:p>
      <text:p text:style-name="P31"/>
      <text:p text:style-name="P24"><text:span text:style-name="T10">5</text:span><text:span text:style-name="T3">.2 l’utente registrato ha cambiato idea, non desidera più lasciare una recensione per il film, cliccando sull’apposito pulsante di annullamento, verrà nascosto il form della recensione e nessuna recesnione verrà registrata per quel utente su quel film.</text:span></text:p>
      <text:p text:style-name="P32"/>
      <text:p text:style-name="P31"/>
      <text:p text:style-name="P22"><text:span text:style-name="T10">6</text:span><text:span text:style-name="T7"> → l’utente registrato ha il desiderio di cambiare l’immagine di profilo in quanto non è contento della scelta del programmatore, per fare ciò dalla barra di navigazione, </text:span><text:soft-page-break/><text:span text:style-name="T7">l’utente preme sul proprio nome utente, viene mostrata una tendina con due opzioni una per il profilo dell’utente e l’altra per </text:span><text:bookmark text:name="tw-target-text"/><text:span text:style-name="T24">disconnettersi, </text:span><text:span text:style-name="T25">l’utente clicca la prima opzione e il sistema mostra il profilo dell’utente attualmente loggato, </text:span><text:span text:style-name="T26">l’utente sceglie l’opzione di cambiare immagine del profilo, tramite l’apposito pulsante, il sistema mostra un campo dove caricare la nuova immagine, l’utente carica la nuova immagine, salva l’immagine caricata, il sistema salva l’immagine nel server e aggiorna l’immagine del profilo dell’utente.</text:span></text:p>
      <text:p text:style-name="P25"><text:span text:style-name="T27">6</text:span><text:span text:style-name="T24">.1→ l’utente cambia idea e annulla l’operazione, l’immagine non viene aggiornata.</text:span></text:p>
      <text:p text:style-name="P37"/>
      <text:p text:style-name="P25"><text:span text:style-name="T10">7</text:span><text:span text:style-name="T3"> l’utente registrato ha cambiato idea riguardo una recensione lascata per un film, dal proprio profilo, <text:s/>sceglie il film su cui ha lasciato la recensione, preme il pulsante filtra, il sistema mostrà tra I risultati solo quella recensione(avendo la possibilità di lasciare solo una recensione per film), l’utente preme l’apposito pulsante che elimina la recensione, il sistema chiede conferma,l’utente registrato da la conferma e la recensione viene eliminata, </text:span><text:span text:style-name="T8">questa operazione li garantisce che potrà lasciare un altra recensione per il film </text:span></text:p>
      <text:p text:style-name="P33"/>
      <text:p text:style-name="P24"><text:span text:style-name="T10">7</text:span><text:span text:style-name="T3">.1 l’utente registrato è soddisfatto di una o più parti della recensione lascata per il film, però vorrebbe cambiare qualcosa, accanto al pulsante di eliminare la recensione c’è l’apposito pulsante di modifica, premendo questo viene mostrato il form con la recensione da modificare, adesso l’utente desidera cambiare il punteggio da 4 a 5, clicca sul punteggio da 5 e salva la recensione, il sistema aggiorna l’entità e la pagina viene ricaricata.</text:span></text:p>
      <text:p text:style-name="P32"/>
      <text:p text:style-name="P24"><text:span text:style-name="T10">7</text:span><text:span text:style-name="T3">.2 l’utente registrato ha cambiato idea un altra volta, adesso pensa che la sua recensione non abbia nessun difetto, perciò vuole anullare la modifica, cliccando l’apposito pulsante di annullamento, il sistema non modifica la recensione e aggiorna la pagina, rimuovendo il form di modifica.</text:span></text:p>
      <text:p text:style-name="P32"/>
      <text:p text:style-name="P32"/>
      <text:p text:style-name="P13">Utente Amministratore (da ora in poi admin):</text:p>
      <text:p text:style-name="P12"/>
      <text:p text:style-name="P2"/>
      <text:p text:style-name="P2"><text:span text:style-name="T32">8</text:span>. inserimento dati film attori, registi da parte dell’amministratore →</text:p>
      <text:p text:style-name="P2"/>
      <text:p text:style-name="P13"><text:span text:style-name="T32">8</text:span>.1 è uscito un nuovo film al cinema, <text:s/>l’admin pensa che sia il caso di avere la nuova uscita nel proprio sistema, si prepara una serie di immagini, dove la prima è la cover, si prepara le informazioni riguardo al film<text:span text:style-name="T28">(anno di uscita, titolo, attori, regista),</text:span></text:p>
      <text:p text:style-name="P14">dalla barra di navigazione, preme il proprio username, dalla tendina potrà scegliere il pannello amministrativo, dal pannello amministrativo verranno mostrate tutte le entità che potrà modificare. L’admin sceglie tramite il corrispondente pulsante l’opzione di aggiunta del film, il sistema mostra lil form dell’aggiunta <text:s/>del film, l’admin inserisce tutte le informazioni necessarie ricordandosi che la prima immagine inserita sarà quella che verrà usata per la copertina del film, salva il form tramite il pulsante. Il sistema crea un nuovo film.</text:p>
      <text:p text:style-name="P14"/>
      <text:p text:style-name="P14"><text:span text:style-name="T32">8</text:span>.2 <text:span text:style-name="T29">l’admin si è accorto che nel sistema non è presente un membro del cast, tramite il pannello amministrativo, preme l’apposito pulsante di inserimento degli attori, il sistema mostra il form con I dati dell’attore da compilare, l’admin compila I form con I dati richiesti e salva il form, il sistema salva l’attore e ritorna al pannello amministrativo.</text:span></text:p>
      <text:p text:style-name="P14"/>
      <text:p text:style-name="P15"><text:span text:style-name="T32">8</text:span>.3 l’admin si accorge di non avere il regista per un film, quindi si reca nel pannello amministrativo, dall’apposito pulsante completa il form per il regista <text:span text:style-name="T30">e lo salva, il sistema salva il regista.</text:span></text:p>
      <text:p text:style-name="P15"/>
      <text:p text:style-name="P2"><text:soft-page-break/></text:p>
      <text:p text:style-name="P2"><text:span text:style-name="T32">9</text:span>. Aggiornamento dati film, attori, registi da parte dell’amministratore →</text:p>
      <text:p text:style-name="P16"><text:span text:style-name="T32">9</text:span>.1 aggiorna film:</text:p>
      <text:p text:style-name="P16">l’amministratore ritorna al film(pagina di dettaglio del film) dove mancavano attori dal cast, avendo I permessi necessari potrà vedere un pulsante di modifica, che premendolo porta ad un form con tutti I dati del film dove potrà eliminare o aggiungere immagini, cambiare il titolo e dovrà aggiungere una descrizione per il film, decide di aggiungere un attore al film, lo sceglie dagli attori possibili</text:p>
      <text:p text:style-name="P16"/>
      <text:p text:style-name="P16"><text:span text:style-name="T32">9</text:span>.2:</text:p>
      <text:p text:style-name="P39"><text:span text:style-name="T16">aggiorna un attore→ </text:span><text:span text:style-name="T17">l’admin</text:span><text:span text:style-name="T16"> si è accorto che uno degli attori è venuto a mancare, decide di inserire la data dell’evento così che si possa vedere dalla pagina di dettaglio dell’attore, dalla pannello di amminstrazione sceglie di vedere tutti gli attori, prende l’attore che stava cercando, il sistema mostra la pagina di dettaglio dell’attore, l’admin preme il pulsante di modifica, viene mostrato l’apposito form, l’admin inserisce la data, salva il form, il sistema aggiorna l’attore con la data giusta.</text:span></text:p>
      <text:p text:style-name="P17"/>
      <text:p text:style-name="P2"/>
      <text:p text:style-name="P2"><text:span text:style-name="T32">10</text:span>. cancellazione dati film, attori, registi da parete dell’amministratore→</text:p>
      <text:p text:style-name="P2"/>
      <text:p text:style-name="P17"><text:span text:style-name="T32">10</text:span>.1. l’admin per qualche controversia riguardante un attore decide in segno di protesta di eliminare quell’attore dal sistema. Per fare ciò si reca nella pagina di dettaglio dell’attore, e clicca l’apposito pulsante, il sistema chiede la conferma, l’admin conferma e l’attore viene cancellato dal sistema, di conseguenza anche dal cast in cui era presente.</text:p>
      <text:p text:style-name="P17"><text:span text:style-name="T32">10</text:span>.1bis l’admin crede nelle seconde chance, decidendo di annullare l’operazione a questo punto il sistema ritorna alla pagina di dettaglio.</text:p>
      <text:p text:style-name="P17"/>
      <text:p text:style-name="P17"><text:span text:style-name="T32">10</text:span>.2 sempre in segno di protesta, dopo svariate controversie riguardo un famosissimo regista. <text:span text:style-name="T31">Decide che le sua presenza nel sistema non è gradita, dalla pagina di dettaglio del registra avrà il pulsante per eliminare il regista, il sistema chiede conferma, avvertendo che verranno eleminati tutti I film riguardanti il regista “x”, l’admin conferma, il sistema elimina il regista e tutti I suoi film, ti riporta al pannello amministrativo.</text:span></text:p>
      <text:p text:style-name="P17"/>
      <text:p text:style-name="P23"><text:span text:style-name="T10">10</text:span><text:span text:style-name="T9">.2 bis l’admin ci ripensa e annulla l’operazione, il sistema lo riporta alla pagina di dettaglio del direttore</text:span></text:p>
      <text:p text:style-name="P18"/>
      <text:p text:style-name="P18"/>
      <text:p text:style-name="P2"/>
      <text:p text:style-name="P2"><text:span text:style-name="T32">11</text:span>. cancellazione recensione da parte dell’amministratore→</text:p>
      <text:p text:style-name="P2"/>
      <text:p text:style-name="P23"><text:span text:style-name="T10">11</text:span><text:span text:style-name="T9">.1 l’amministratore è sato messo al corrente di una recensione non piacevole riguardante un film di suo interesse, e pensa che sia il caso di rimuoverla, per fare ciò, dal pannello amministrativo, sotto tutte le recensioni, può filtrare per il suo film preferito, e/o per punteggio, trovata la recensione necessaria, tramite l’apposito pulsante, il sistema chiede conferma, l’admin conferma, il sistema elimina la recensione e ricarica la pagina.</text:span></text:p>
      <text:p text:style-name="P18"/>
      <text:p text:style-name="P18"/>
      <text:p text:style-name="P26"><text:span text:style-name="T9">E</text:span><text:span text:style-name="T3">xtra: (non direttamente pertinente alla registrazione dell’utente quindi lo considererei un caso d’uso):</text:span></text:p>
      <text:p text:style-name="P36"/>
      <text:p text:style-name="P26"><text:span text:style-name="T3">Procedura di verifica dell’utente registrato, dopo l’avvenuta registrazione dell’utente tramite form, il sistema manda una mail con il codice di verifica per l’attivazione dell’account. Prima che l’utente possa accedere al sistema, dovrà seguire il link </text:span><text:soft-page-break/><text:span text:style-name="T3">ricevuto via mail per attivare l’account. Ad attivazione avvenuta con successo, il link non sarà più disponibile, e l’account diventerà attivo.</text:span></text:p>
      <text:p text:style-name="P36"/>
      <text:p text:style-name="P36"/>
      <text:p text:style-name="P26"><text:span text:style-name="T3">Extra.bis, Reset password: se un utente si è dimenticato la password, dall’apposito link nella schermata di login dovrà seguire la procedura di reset della password, dove li viene chiesto di inserire la mail collegata al suo account, e riceve un codice univoco che dovrà inserire, se il codice è giusto il sistema porta al form per inserire la nuova password e la conferma di essa, se le password sono congruenti e valide il sistema ritorna alla schermata di login </text:span><text:span text:style-name="T11">altrimenti l’utente dovrà riprovare il reset della password dopo 14 m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entury Gothic" svg:font-family="'Century Goth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209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5T18:25:28.302388595</meta:creation-date>
    <dc:date>2023-07-01T14:50:32.946266695</dc:date>
    <meta:editing-duration>PT19H12M26S</meta:editing-duration>
    <meta:editing-cycles>7</meta:editing-cycles>
    <meta:generator>LibreOffice/6.4.7.2$Linux_X86_64 LibreOffice_project/40$Build-2</meta:generator>
    <meta:document-statistic meta:table-count="0" meta:image-count="0" meta:object-count="0" meta:page-count="4" meta:paragraph-count="41" meta:word-count="1563" meta:character-count="10243" meta:non-whitespace-character-count="8716"/>
  </office:meta>
</office:document-meta>
</file>